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paragraph-rsid="00175848" style:font-weight-asian="bold" style:font-weight-complex="bold"/>
    </style:style>
    <style:style style:name="T1" style:family="text">
      <style:text-properties officeooo:rsid="001758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wer of Hanoi</text:p>
      <text:p text:style-name="P3"><text:a xlink:type="simple" xlink:href="../Algorithms%20in%20C++,%20Parts%201-4~%20Fundamentals,%20Data%20Structure,%20Sorting,%20Searching%20-%203rd%20Edition%20-%20Sedgewick/Exercises/TowerOfHanoiDynamicProgramming/TowerOfHanoiDynamicProgramming.cpp"><text:span text:style-name="T1">Top Down implementation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7-31T09:18:03</meta:creation-date>
    <dc:date>2012-11-05T13:17:27</dc:date>
    <dc:creator>Kempa </dc:creator>
    <meta:editing-duration>PT1M8S</meta:editing-duration>
    <meta:editing-cycles>3</meta:editing-cycles>
    <meta:generator>LibreOffice/3.6$Linux_x86 LibreOffice_project/360m1$Build-2</meta:generator>
    <meta:document-statistic meta:table-count="0" meta:image-count="0" meta:object-count="0" meta:page-count="1" meta:paragraph-count="2" meta:word-count="6" meta:character-count="37" meta:non-whitespace-character-count="33"/>
  </office:meta>
</office:document-meta>
</file>